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_3" table:style-name="ta1">
        <table:shapes>
          <draw:frame draw:z-index="0" draw:style-name="gr1" draw:text-style-name="P1" svg:width="11.1516in" svg:height="6.0531in" svg:x="7.2665in" svg:y="0.8594in">
            <draw:object draw:notify-on-update-of-ranges="res_3.C1:res_3.C79 res_3.F1:res_3.F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451593" calcext:value-type="float">
            <text:p>17.4515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.789253" calcext:value-type="float">
            <text:p>20.78925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.870932" calcext:value-type="float">
            <text:p>27.87093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757088" calcext:value-type="float">
            <text:p>22.7570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.903404" calcext:value-type="float">
            <text:p>24.9034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631684" calcext:value-type="float">
            <text:p>23.6316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110122" calcext:value-type="float">
            <text:p>28.11012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.682347" calcext:value-type="float">
            <text:p>25.68234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671125" calcext:value-type="float">
            <text:p>30.67112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439685" calcext:value-type="float">
            <text:p>23.43968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455876" calcext:value-type="float">
            <text:p>30.45587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.148319" calcext:value-type="float">
            <text:p>20.14831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149144" calcext:value-type="float">
            <text:p>19.14914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.277903" calcext:value-type="float">
            <text:p>15.2779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329642" calcext:value-type="float">
            <text:p>19.3296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.448013" calcext:value-type="float">
            <text:p>24.4480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.237398" calcext:value-type="float">
            <text:p>20.2373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341583" calcext:value-type="float">
            <text:p>30.3415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599555" calcext:value-type="float">
            <text:p>22.5995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587989" calcext:value-type="float">
            <text:p>17.58798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.756061" calcext:value-type="float">
            <text:p>18.75606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.98626" calcext:value-type="float">
            <text:p>18.9862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492722" calcext:value-type="float">
            <text:p>19.49272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.291001" calcext:value-type="float">
            <text:p>25.29100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.996643" calcext:value-type="float">
            <text:p>25.99664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.095714" calcext:value-type="float">
            <text:p>26.0957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281619" calcext:value-type="float">
            <text:p>29.28161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.348134" calcext:value-type="float">
            <text:p>24.3481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.246861" calcext:value-type="float">
            <text:p>15.24686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311566" calcext:value-type="float">
            <text:p>19.3115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808745" calcext:value-type="float">
            <text:p>22.80874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428833" calcext:value-type="float">
            <text:p>28.4288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415287" calcext:value-type="float">
            <text:p>23.4152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.844313" calcext:value-type="float">
            <text:p>27.8443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914195" calcext:value-type="float">
            <text:p>29.9141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.854504" calcext:value-type="float">
            <text:p>25.85450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.432211" calcext:value-type="float">
            <text:p>24.43221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044677" calcext:value-type="float">
            <text:p>37.0446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306733" calcext:value-type="float">
            <text:p>28.3067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76606" calcext:value-type="float">
            <text:p>29.7660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100000" calcext:value-type="float">
            <text:p>6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.487646" calcext:value-type="float">
            <text:p>42.4876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.591798" calcext:value-type="float">
            <text:p>35.5917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300000" calcext:value-type="float">
            <text:p>6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.853846" calcext:value-type="float">
            <text:p>35.8538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986978" calcext:value-type="float">
            <text:p>33.98697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.455323" calcext:value-type="float">
            <text:p>34.4553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600000" calcext:value-type="float">
            <text:p>6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.11929" calcext:value-type="float">
            <text:p>42.1192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.517652" calcext:value-type="float">
            <text:p>42.5176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.042221" calcext:value-type="float">
            <text:p>42.04222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900000" calcext:value-type="float">
            <text:p>6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.749682" calcext:value-type="float">
            <text:p>44.7496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865058" calcext:value-type="float">
            <text:p>30.86505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087352" calcext:value-type="float">
            <text:p>30.0873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30282" calcext:value-type="float">
            <text:p>38.302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300000" calcext:value-type="float">
            <text:p>7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330937" calcext:value-type="float">
            <text:p>37.33093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400000" calcext:value-type="float">
            <text:p>7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.931847" calcext:value-type="float">
            <text:p>55.93184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.174614" calcext:value-type="float">
            <text:p>39.1746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600000" calcext:value-type="float">
            <text:p>7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.709282" calcext:value-type="float">
            <text:p>48.7092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700000" calcext:value-type="float">
            <text:p>7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.062239" calcext:value-type="float">
            <text:p>42.0622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800000" calcext:value-type="float">
            <text:p>7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.308281" calcext:value-type="float">
            <text:p>44.30828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900000" calcext:value-type="float">
            <text:p>7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.912103" calcext:value-type="float">
            <text:p>41.9121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.466854" calcext:value-type="float">
            <text:p>30.46685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100000" calcext:value-type="float">
            <text:p>8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875695" calcext:value-type="float">
            <text:p>47.87569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200000" calcext:value-type="float">
            <text:p>8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518198" calcext:value-type="float">
            <text:p>47.51819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.699534" calcext:value-type="float">
            <text:p>34.6995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312639" calcext:value-type="float">
            <text:p>51.31263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595096" calcext:value-type="float">
            <text:p>38.59509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600000" calcext:value-type="float">
            <text:p>8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219572" calcext:value-type="float">
            <text:p>51.21957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700000" calcext:value-type="float">
            <text:p>8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.154959" calcext:value-type="float">
            <text:p>35.1549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312375" calcext:value-type="float">
            <text:p>54.3123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.267516" calcext:value-type="float">
            <text:p>41.26751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632666" calcext:value-type="float">
            <text:p>54.6326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100000" calcext:value-type="float">
            <text:p>9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.206087" calcext:value-type="float">
            <text:p>45.2060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200000" calcext:value-type="float">
            <text:p>9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.426844" calcext:value-type="float">
            <text:p>61.42684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300000" calcext:value-type="float">
            <text:p>9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.606031" calcext:value-type="float">
            <text:p>46.60603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400000" calcext:value-type="float">
            <text:p>9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027303" calcext:value-type="float">
            <text:p>38.02730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.616833" calcext:value-type="float">
            <text:p>41.6168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600000" calcext:value-type="float">
            <text:p>9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.528845" calcext:value-type="float">
            <text:p>51.52884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700000" calcext:value-type="float">
            <text:p>9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.824477" calcext:value-type="float">
            <text:p>58.82447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800000" calcext:value-type="float">
            <text:p>9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.773613" calcext:value-type="float">
            <text:p>45.7736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900000" calcext:value-type="float">
            <text:p>9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.52475" calcext:value-type="float">
            <text:p>63.524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.71192" calcext:value-type="float">
            <text:p>28.7119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.104038" calcext:value-type="float">
            <text:p>21.10403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.184157" calcext:value-type="float">
            <text:p>21.18415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.946072" calcext:value-type="float">
            <text:p>24.9460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.511896" calcext:value-type="float">
            <text:p>20.5118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12824" calcext:value-type="float">
            <text:p>22.1282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046326" calcext:value-type="float">
            <text:p>23.04632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830083" calcext:value-type="float">
            <text:p>29.8300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904364" calcext:value-type="float">
            <text:p>29.9043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245956" calcext:value-type="float">
            <text:p>29.24595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023079" calcext:value-type="float">
            <text:p>38.02307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303103" calcext:value-type="float">
            <text:p>13.30310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913558" calcext:value-type="float">
            <text:p>14.9135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.97253" calcext:value-type="float">
            <text:p>15.972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931569" calcext:value-type="float">
            <text:p>17.9315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.9109" calcext:value-type="float">
            <text:p>19.91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03005" calcext:value-type="float">
            <text:p>22.030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.002193" calcext:value-type="float">
            <text:p>20.0021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303012" calcext:value-type="float">
            <text:p>14.30301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.586623" calcext:value-type="float">
            <text:p>21.58662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675524" calcext:value-type="float">
            <text:p>23.67552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.768881" calcext:value-type="float">
            <text:p>20.76888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.372885" calcext:value-type="float">
            <text:p>27.3728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.577888" calcext:value-type="float">
            <text:p>18.5778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.861136" calcext:value-type="float">
            <text:p>18.8611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592447" calcext:value-type="float">
            <text:p>23.5924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.027843" calcext:value-type="float">
            <text:p>24.02784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110101" calcext:value-type="float">
            <text:p>33.1101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.105814" calcext:value-type="float">
            <text:p>25.1058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828754" calcext:value-type="float">
            <text:p>22.82875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.074968" calcext:value-type="float">
            <text:p>23.07496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.157234" calcext:value-type="float">
            <text:p>32.15723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947399" calcext:value-type="float">
            <text:p>22.94739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.85696" calcext:value-type="float">
            <text:p>20.856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223567" calcext:value-type="float">
            <text:p>29.2235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.588262" calcext:value-type="float">
            <text:p>25.5882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228572" calcext:value-type="float">
            <text:p>29.2285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476616" calcext:value-type="float">
            <text:p>31.47661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4.432302" calcext:value-type="float">
            <text:p>34.43230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.243767" calcext:value-type="float">
            <text:p>27.2437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.203769" calcext:value-type="float">
            <text:p>35.2037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100000" calcext:value-type="float">
            <text:p>6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215937" calcext:value-type="float">
            <text:p>31.21593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241709" calcext:value-type="float">
            <text:p>31.2417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300000" calcext:value-type="float">
            <text:p>6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.787362" calcext:value-type="float">
            <text:p>26.7873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443127" calcext:value-type="float">
            <text:p>37.44312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.720618" calcext:value-type="float">
            <text:p>22.72061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600000" calcext:value-type="float">
            <text:p>6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.776342" calcext:value-type="float">
            <text:p>26.7763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.836487" calcext:value-type="float">
            <text:p>36.83648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234213" calcext:value-type="float">
            <text:p>33.23421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6900000" calcext:value-type="float">
            <text:p>6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.226024" calcext:value-type="float">
            <text:p>35.22602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.605824" calcext:value-type="float">
            <text:p>41.60582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.757871" calcext:value-type="float">
            <text:p>31.75787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.064605" calcext:value-type="float">
            <text:p>38.0646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300000" calcext:value-type="float">
            <text:p>7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3.714741" calcext:value-type="float">
            <text:p>43.71474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400000" calcext:value-type="float">
            <text:p>7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479072" calcext:value-type="float">
            <text:p>37.4790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.451229" calcext:value-type="float">
            <text:p>35.4512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600000" calcext:value-type="float">
            <text:p>7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.567608" calcext:value-type="float">
            <text:p>32.5676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700000" calcext:value-type="float">
            <text:p>7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.741129" calcext:value-type="float">
            <text:p>39.7411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800000" calcext:value-type="float">
            <text:p>7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.600363" calcext:value-type="float">
            <text:p>46.60036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7900000" calcext:value-type="float">
            <text:p>7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2.217567" calcext:value-type="float">
            <text:p>42.2175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.436755" calcext:value-type="float">
            <text:p>35.4367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100000" calcext:value-type="float">
            <text:p>8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162885" calcext:value-type="float">
            <text:p>47.1628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200000" calcext:value-type="float">
            <text:p>8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.462967" calcext:value-type="float">
            <text:p>49.46296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.639582" calcext:value-type="float">
            <text:p>55.6395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39545" calcext:value-type="float">
            <text:p>54.395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.91929" calcext:value-type="float">
            <text:p>39.919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600000" calcext:value-type="float">
            <text:p>8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3.672693" calcext:value-type="float">
            <text:p>43.6726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700000" calcext:value-type="float">
            <text:p>8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.731582" calcext:value-type="float">
            <text:p>45.7315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.867708" calcext:value-type="float">
            <text:p>56.8677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.833394" calcext:value-type="float">
            <text:p>37.8333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.142048" calcext:value-type="float">
            <text:p>45.14204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100000" calcext:value-type="float">
            <text:p>91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.888869" calcext:value-type="float">
            <text:p>49.8888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200000" calcext:value-type="float">
            <text:p>92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.441583" calcext:value-type="float">
            <text:p>53.44158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300000" calcext:value-type="float">
            <text:p>93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497179" calcext:value-type="float">
            <text:p>47.49717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400000" calcext:value-type="float">
            <text:p>94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.928572" calcext:value-type="float">
            <text:p>47.9285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.218481" calcext:value-type="float">
            <text:p>41.21848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600000" calcext:value-type="float">
            <text:p>96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.510646" calcext:value-type="float">
            <text:p>53.51064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700000" calcext:value-type="float">
            <text:p>97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.938308" calcext:value-type="float">
            <text:p>50.9383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800000" calcext:value-type="float">
            <text:p>98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3.721929" calcext:value-type="float">
            <text:p>63.7219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01" calcext:value-type="float">
            <text:p>10001</text:p>
          </table:table-cell>
          <table:table-cell office:value-type="float" office:value="9900000" calcext:value-type="float">
            <text:p>99000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.46697" calcext:value-type="float">
            <text:p>60.46697</text:p>
          </table:table-cell>
        </table:table-row>
      </table:table>
      <table:named-expressions/>
      <table:database-ranges>
        <table:database-range table:name="__Anonymous_Sheet_DB__0" table:target-range-address="res_3.A1:res_3.F1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8:13:16.5132853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18:17:08.476901758</dc:date>
    <meta:editing-duration>PT13M2S</meta:editing-duration>
    <meta:editing-cycles>2</meta:editing-cycles>
    <meta:generator>LibreOffice/7.6.2.1$Linux_X86_64 LibreOffice_project/56f7684011345957bbf33a7ee678afaf4d2ba333</meta:generator>
    <meta:document-statistic meta:table-count="1" meta:cell-count="9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26cm" svg:height="15.376cm" xlink:href=".." xlink:type="simple" chart:class="chart:bar" chart:style-name="ch1">
        <chart:legend chart:legend-position="end" svg:x="26.089cm" svg:y="7.389cm" style:legend-expansion="high" chart:style-name="ch2"/>
        <chart:plot-area chart:style-name="ch3" table:cell-range-address="res_3.C1:res_3.C79 res_3.F1:res_3.F79" chart:data-source-has-labels="column" svg:x="0.566cm" svg:y="0.307cm" svg:width="24.957cm" svg:height="14.762cm">
          <chart:coordinate-region svg:x="1.472cm" svg:y="0.506cm" svg:width="24.051cm" svg:height="13.116cm"/>
          <chart:axis chart:dimension="x" chart:name="primary-x" chart:style-name="ch4" chartooo:axis-type="auto">
            <chartooo:date-scale/>
            <chart:categories table:cell-range-address="res_3.C1:res_3.C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_3.F1:res_3.F79" chart:class="chart:bar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2000000">
                <text:p>2000000</text:p>
                <draw:g>
                  <svg:desc>res_3.C1:res_3.C79</svg:desc>
                </draw:g>
              </table:table-cell>
              <table:table-cell office:value-type="float" office:value="17.451593">
                <text:p>17.451593</text:p>
                <draw:g>
                  <svg:desc>res_3.F1:res_3.F79</svg:desc>
                </draw:g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0.789253">
                <text:p>20.789253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7.870932">
                <text:p>27.870932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2.757088">
                <text:p>22.757088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4.903404">
                <text:p>24.903404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3.631684">
                <text:p>23.631684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8.110122">
                <text:p>28.110122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25.682347">
                <text:p>25.682347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30.671125">
                <text:p>30.671125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3.439685">
                <text:p>23.43968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.455876">
                <text:p>30.455876</text:p>
              </table:table-cell>
            </table:table-row>
            <table:table-row>
              <table:table-cell office:value-type="float" office:value="3100000">
                <text:p>3100000</text:p>
              </table:table-cell>
              <table:table-cell office:value-type="float" office:value="20.148319">
                <text:p>20.148319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19.149144">
                <text:p>19.149144</text:p>
              </table:table-cell>
            </table:table-row>
            <table:table-row>
              <table:table-cell office:value-type="float" office:value="3300000">
                <text:p>3300000</text:p>
              </table:table-cell>
              <table:table-cell office:value-type="float" office:value="15.277903">
                <text:p>15.277903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19.329642">
                <text:p>19.329642</text:p>
              </table:table-cell>
            </table:table-row>
            <table:table-row>
              <table:table-cell office:value-type="float" office:value="3500000">
                <text:p>3500000</text:p>
              </table:table-cell>
              <table:table-cell office:value-type="float" office:value="24.448013">
                <text:p>24.448013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20.237398">
                <text:p>20.237398</text:p>
              </table:table-cell>
            </table:table-row>
            <table:table-row>
              <table:table-cell office:value-type="float" office:value="3700000">
                <text:p>3700000</text:p>
              </table:table-cell>
              <table:table-cell office:value-type="float" office:value="30.341583">
                <text:p>30.341583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22.599555">
                <text:p>22.599555</text:p>
              </table:table-cell>
            </table:table-row>
            <table:table-row>
              <table:table-cell office:value-type="float" office:value="3900000">
                <text:p>3900000</text:p>
              </table:table-cell>
              <table:table-cell office:value-type="float" office:value="17.587989">
                <text:p>17.58798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8.756061">
                <text:p>18.756061</text:p>
              </table:table-cell>
            </table:table-row>
            <table:table-row>
              <table:table-cell office:value-type="float" office:value="4100000">
                <text:p>4100000</text:p>
              </table:table-cell>
              <table:table-cell office:value-type="float" office:value="18.98626">
                <text:p>18.98626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19.492722">
                <text:p>19.492722</text:p>
              </table:table-cell>
            </table:table-row>
            <table:table-row>
              <table:table-cell office:value-type="float" office:value="4300000">
                <text:p>4300000</text:p>
              </table:table-cell>
              <table:table-cell office:value-type="float" office:value="25.291001">
                <text:p>25.291001</text:p>
              </table:table-cell>
            </table:table-row>
            <table:table-row>
              <table:table-cell office:value-type="float" office:value="4400000">
                <text:p>4400000</text:p>
              </table:table-cell>
              <table:table-cell office:value-type="float" office:value="25.996643">
                <text:p>25.996643</text:p>
              </table:table-cell>
            </table:table-row>
            <table:table-row>
              <table:table-cell office:value-type="float" office:value="4500000">
                <text:p>4500000</text:p>
              </table:table-cell>
              <table:table-cell office:value-type="float" office:value="26.095714">
                <text:p>26.095714</text:p>
              </table:table-cell>
            </table:table-row>
            <table:table-row>
              <table:table-cell office:value-type="float" office:value="4600000">
                <text:p>4600000</text:p>
              </table:table-cell>
              <table:table-cell office:value-type="float" office:value="29.281619">
                <text:p>29.281619</text:p>
              </table:table-cell>
            </table:table-row>
            <table:table-row>
              <table:table-cell office:value-type="float" office:value="4700000">
                <text:p>4700000</text:p>
              </table:table-cell>
              <table:table-cell office:value-type="float" office:value="24.348134">
                <text:p>24.348134</text:p>
              </table:table-cell>
            </table:table-row>
            <table:table-row>
              <table:table-cell office:value-type="float" office:value="4800000">
                <text:p>4800000</text:p>
              </table:table-cell>
              <table:table-cell office:value-type="float" office:value="15.246861">
                <text:p>15.246861</text:p>
              </table:table-cell>
            </table:table-row>
            <table:table-row>
              <table:table-cell office:value-type="float" office:value="4900000">
                <text:p>4900000</text:p>
              </table:table-cell>
              <table:table-cell office:value-type="float" office:value="19.311566">
                <text:p>19.311566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22.808745">
                <text:p>22.808745</text:p>
              </table:table-cell>
            </table:table-row>
            <table:table-row>
              <table:table-cell office:value-type="float" office:value="5100000">
                <text:p>5100000</text:p>
              </table:table-cell>
              <table:table-cell office:value-type="float" office:value="28.428833">
                <text:p>28.428833</text:p>
              </table:table-cell>
            </table:table-row>
            <table:table-row>
              <table:table-cell office:value-type="float" office:value="5200000">
                <text:p>5200000</text:p>
              </table:table-cell>
              <table:table-cell office:value-type="float" office:value="23.415287">
                <text:p>23.415287</text:p>
              </table:table-cell>
            </table:table-row>
            <table:table-row>
              <table:table-cell office:value-type="float" office:value="5300000">
                <text:p>5300000</text:p>
              </table:table-cell>
              <table:table-cell office:value-type="float" office:value="27.844313">
                <text:p>27.844313</text:p>
              </table:table-cell>
            </table:table-row>
            <table:table-row>
              <table:table-cell office:value-type="float" office:value="5400000">
                <text:p>5400000</text:p>
              </table:table-cell>
              <table:table-cell office:value-type="float" office:value="29.914195">
                <text:p>29.914195</text:p>
              </table:table-cell>
            </table:table-row>
            <table:table-row>
              <table:table-cell office:value-type="float" office:value="5500000">
                <text:p>5500000</text:p>
              </table:table-cell>
              <table:table-cell office:value-type="float" office:value="25.854504">
                <text:p>25.854504</text:p>
              </table:table-cell>
            </table:table-row>
            <table:table-row>
              <table:table-cell office:value-type="float" office:value="5600000">
                <text:p>5600000</text:p>
              </table:table-cell>
              <table:table-cell office:value-type="float" office:value="24.432211">
                <text:p>24.432211</text:p>
              </table:table-cell>
            </table:table-row>
            <table:table-row>
              <table:table-cell office:value-type="float" office:value="5700000">
                <text:p>5700000</text:p>
              </table:table-cell>
              <table:table-cell office:value-type="float" office:value="37.044677">
                <text:p>37.044677</text:p>
              </table:table-cell>
            </table:table-row>
            <table:table-row>
              <table:table-cell office:value-type="float" office:value="5800000">
                <text:p>5800000</text:p>
              </table:table-cell>
              <table:table-cell office:value-type="float" office:value="28.306733">
                <text:p>28.306733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29.76606">
                <text:p>29.76606</text:p>
              </table:table-cell>
            </table:table-row>
            <table:table-row>
              <table:table-cell office:value-type="float" office:value="6100000">
                <text:p>6100000</text:p>
              </table:table-cell>
              <table:table-cell office:value-type="float" office:value="42.487646">
                <text:p>42.487646</text:p>
              </table:table-cell>
            </table:table-row>
            <table:table-row>
              <table:table-cell office:value-type="float" office:value="6200000">
                <text:p>6200000</text:p>
              </table:table-cell>
              <table:table-cell office:value-type="float" office:value="35.591798">
                <text:p>35.591798</text:p>
              </table:table-cell>
            </table:table-row>
            <table:table-row>
              <table:table-cell office:value-type="float" office:value="6300000">
                <text:p>6300000</text:p>
              </table:table-cell>
              <table:table-cell office:value-type="float" office:value="35.853846">
                <text:p>35.853846</text:p>
              </table:table-cell>
            </table:table-row>
            <table:table-row>
              <table:table-cell office:value-type="float" office:value="6400000">
                <text:p>6400000</text:p>
              </table:table-cell>
              <table:table-cell office:value-type="float" office:value="33.986978">
                <text:p>33.986978</text:p>
              </table:table-cell>
            </table:table-row>
            <table:table-row>
              <table:table-cell office:value-type="float" office:value="6500000">
                <text:p>6500000</text:p>
              </table:table-cell>
              <table:table-cell office:value-type="float" office:value="34.455323">
                <text:p>34.455323</text:p>
              </table:table-cell>
            </table:table-row>
            <table:table-row>
              <table:table-cell office:value-type="float" office:value="6600000">
                <text:p>6600000</text:p>
              </table:table-cell>
              <table:table-cell office:value-type="float" office:value="42.11929">
                <text:p>42.11929</text:p>
              </table:table-cell>
            </table:table-row>
            <table:table-row>
              <table:table-cell office:value-type="float" office:value="6700000">
                <text:p>6700000</text:p>
              </table:table-cell>
              <table:table-cell office:value-type="float" office:value="42.517652">
                <text:p>42.517652</text:p>
              </table:table-cell>
            </table:table-row>
            <table:table-row>
              <table:table-cell office:value-type="float" office:value="6800000">
                <text:p>6800000</text:p>
              </table:table-cell>
              <table:table-cell office:value-type="float" office:value="42.042221">
                <text:p>42.042221</text:p>
              </table:table-cell>
            </table:table-row>
            <table:table-row>
              <table:table-cell office:value-type="float" office:value="6900000">
                <text:p>6900000</text:p>
              </table:table-cell>
              <table:table-cell office:value-type="float" office:value="44.749682">
                <text:p>44.749682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30.865058">
                <text:p>30.865058</text:p>
              </table:table-cell>
            </table:table-row>
            <table:table-row>
              <table:table-cell office:value-type="float" office:value="7100000">
                <text:p>7100000</text:p>
              </table:table-cell>
              <table:table-cell office:value-type="float" office:value="30.087352">
                <text:p>30.087352</text:p>
              </table:table-cell>
            </table:table-row>
            <table:table-row>
              <table:table-cell office:value-type="float" office:value="7200000">
                <text:p>7200000</text:p>
              </table:table-cell>
              <table:table-cell office:value-type="float" office:value="38.30282">
                <text:p>38.30282</text:p>
              </table:table-cell>
            </table:table-row>
            <table:table-row>
              <table:table-cell office:value-type="float" office:value="7300000">
                <text:p>7300000</text:p>
              </table:table-cell>
              <table:table-cell office:value-type="float" office:value="37.330937">
                <text:p>37.330937</text:p>
              </table:table-cell>
            </table:table-row>
            <table:table-row>
              <table:table-cell office:value-type="float" office:value="7400000">
                <text:p>7400000</text:p>
              </table:table-cell>
              <table:table-cell office:value-type="float" office:value="55.931847">
                <text:p>55.931847</text:p>
              </table:table-cell>
            </table:table-row>
            <table:table-row>
              <table:table-cell office:value-type="float" office:value="7500000">
                <text:p>7500000</text:p>
              </table:table-cell>
              <table:table-cell office:value-type="float" office:value="39.174614">
                <text:p>39.174614</text:p>
              </table:table-cell>
            </table:table-row>
            <table:table-row>
              <table:table-cell office:value-type="float" office:value="7600000">
                <text:p>7600000</text:p>
              </table:table-cell>
              <table:table-cell office:value-type="float" office:value="48.709282">
                <text:p>48.709282</text:p>
              </table:table-cell>
            </table:table-row>
            <table:table-row>
              <table:table-cell office:value-type="float" office:value="7700000">
                <text:p>7700000</text:p>
              </table:table-cell>
              <table:table-cell office:value-type="float" office:value="42.062239">
                <text:p>42.062239</text:p>
              </table:table-cell>
            </table:table-row>
            <table:table-row>
              <table:table-cell office:value-type="float" office:value="7800000">
                <text:p>7800000</text:p>
              </table:table-cell>
              <table:table-cell office:value-type="float" office:value="44.308281">
                <text:p>44.308281</text:p>
              </table:table-cell>
            </table:table-row>
            <table:table-row>
              <table:table-cell office:value-type="float" office:value="7900000">
                <text:p>7900000</text:p>
              </table:table-cell>
              <table:table-cell office:value-type="float" office:value="41.912103">
                <text:p>41.912103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30.466854">
                <text:p>30.466854</text:p>
              </table:table-cell>
            </table:table-row>
            <table:table-row>
              <table:table-cell office:value-type="float" office:value="8100000">
                <text:p>8100000</text:p>
              </table:table-cell>
              <table:table-cell office:value-type="float" office:value="47.875695">
                <text:p>47.875695</text:p>
              </table:table-cell>
            </table:table-row>
            <table:table-row>
              <table:table-cell office:value-type="float" office:value="8200000">
                <text:p>8200000</text:p>
              </table:table-cell>
              <table:table-cell office:value-type="float" office:value="47.518198">
                <text:p>47.518198</text:p>
              </table:table-cell>
            </table:table-row>
            <table:table-row>
              <table:table-cell office:value-type="float" office:value="8300000">
                <text:p>8300000</text:p>
              </table:table-cell>
              <table:table-cell office:value-type="float" office:value="34.699534">
                <text:p>34.699534</text:p>
              </table:table-cell>
            </table:table-row>
            <table:table-row>
              <table:table-cell office:value-type="float" office:value="8400000">
                <text:p>8400000</text:p>
              </table:table-cell>
              <table:table-cell office:value-type="float" office:value="51.312639">
                <text:p>51.312639</text:p>
              </table:table-cell>
            </table:table-row>
            <table:table-row>
              <table:table-cell office:value-type="float" office:value="8500000">
                <text:p>8500000</text:p>
              </table:table-cell>
              <table:table-cell office:value-type="float" office:value="38.595096">
                <text:p>38.595096</text:p>
              </table:table-cell>
            </table:table-row>
            <table:table-row>
              <table:table-cell office:value-type="float" office:value="8600000">
                <text:p>8600000</text:p>
              </table:table-cell>
              <table:table-cell office:value-type="float" office:value="51.219572">
                <text:p>51.219572</text:p>
              </table:table-cell>
            </table:table-row>
            <table:table-row>
              <table:table-cell office:value-type="float" office:value="8700000">
                <text:p>8700000</text:p>
              </table:table-cell>
              <table:table-cell office:value-type="float" office:value="35.154959">
                <text:p>35.154959</text:p>
              </table:table-cell>
            </table:table-row>
            <table:table-row>
              <table:table-cell office:value-type="float" office:value="8800000">
                <text:p>8800000</text:p>
              </table:table-cell>
              <table:table-cell office:value-type="float" office:value="54.312375">
                <text:p>54.312375</text:p>
              </table:table-cell>
            </table:table-row>
            <table:table-row>
              <table:table-cell office:value-type="float" office:value="8900000">
                <text:p>8900000</text:p>
              </table:table-cell>
              <table:table-cell office:value-type="float" office:value="41.267516">
                <text:p>41.267516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4.632666">
                <text:p>54.632666</text:p>
              </table:table-cell>
            </table:table-row>
            <table:table-row>
              <table:table-cell office:value-type="float" office:value="9100000">
                <text:p>9100000</text:p>
              </table:table-cell>
              <table:table-cell office:value-type="float" office:value="45.206087">
                <text:p>45.206087</text:p>
              </table:table-cell>
            </table:table-row>
            <table:table-row>
              <table:table-cell office:value-type="float" office:value="9200000">
                <text:p>9200000</text:p>
              </table:table-cell>
              <table:table-cell office:value-type="float" office:value="61.426844">
                <text:p>61.426844</text:p>
              </table:table-cell>
            </table:table-row>
            <table:table-row>
              <table:table-cell office:value-type="float" office:value="9300000">
                <text:p>9300000</text:p>
              </table:table-cell>
              <table:table-cell office:value-type="float" office:value="46.606031">
                <text:p>46.606031</text:p>
              </table:table-cell>
            </table:table-row>
            <table:table-row>
              <table:table-cell office:value-type="float" office:value="9400000">
                <text:p>9400000</text:p>
              </table:table-cell>
              <table:table-cell office:value-type="float" office:value="38.027303">
                <text:p>38.027303</text:p>
              </table:table-cell>
            </table:table-row>
            <table:table-row>
              <table:table-cell office:value-type="float" office:value="9500000">
                <text:p>9500000</text:p>
              </table:table-cell>
              <table:table-cell office:value-type="float" office:value="41.616833">
                <text:p>41.616833</text:p>
              </table:table-cell>
            </table:table-row>
            <table:table-row>
              <table:table-cell office:value-type="float" office:value="9600000">
                <text:p>9600000</text:p>
              </table:table-cell>
              <table:table-cell office:value-type="float" office:value="51.528845">
                <text:p>51.528845</text:p>
              </table:table-cell>
            </table:table-row>
            <table:table-row>
              <table:table-cell office:value-type="float" office:value="9700000">
                <text:p>9700000</text:p>
              </table:table-cell>
              <table:table-cell office:value-type="float" office:value="58.824477">
                <text:p>58.824477</text:p>
              </table:table-cell>
            </table:table-row>
            <table:table-row>
              <table:table-cell office:value-type="float" office:value="9800000">
                <text:p>9800000</text:p>
              </table:table-cell>
              <table:table-cell office:value-type="float" office:value="45.773613">
                <text:p>45.773613</text:p>
              </table:table-cell>
            </table:table-row>
            <table:table-row>
              <table:table-cell office:value-type="float" office:value="9900000">
                <text:p>9900000</text:p>
              </table:table-cell>
              <table:table-cell office:value-type="float" office:value="63.52475">
                <text:p>63.52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